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2cda" officeooo:paragraph-rsid="00082cda"/>
    </style:style>
    <style:style style:name="P2" style:family="paragraph" style:parent-style-name="Standard">
      <style:text-properties officeooo:rsid="00082cda" officeooo:paragraph-rsid="00082cd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1.802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.3126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as-char" svg:width="2.9063in" svg:height="3.6043in" draw:z-index="0"><draw:image xlink:href="http://media-cache-ec0.pinimg.com/736x/f7/c3/b7/f7c3b714bdfca86f59a50901815dad23.jpg" xlink:type="simple" xlink:show="embed" xlink:actuate="onLoad"/></draw:frame></text:p>
      <text:p text:style-name="Standard"/>
      <text:p text:style-name="Standard"><text:a xlink:type="simple" xlink:href="http://www.pinterest.com/pin/337558934542226641/">http://www.pinterest.com/pin/337558934542226641/</text:a></text:p>
      <text:p text:style-name="Standard"/>
      <text:p text:style-name="Standard"/>
      <text:p text:style-name="Standard"><text:soft-page-break/><draw:frame draw:style-name="fr1" draw:name="graphics2" text:anchor-type="as-char" svg:width="6.8646in" svg:height="8.8646in" draw:z-index="1"><draw:image xlink:href="http://media-cache-ec0.pinimg.com/736x/25/06/ee/2506eefb336281fa6e1c77fccd80d571.jpg" xlink:type="simple" xlink:show="embed" xlink:actuate="onLoad"/></draw:frame></text:p>
      <text:p text:style-name="Standard"><text:a xlink:type="simple" xlink:href="http://www.pinterest.com/pin/337558934542700017/">http://www.pinterest.com/pin/337558934542700017/</text:a></text:p>
      <text:p text:style-name="Standard"/>
      <text:p text:style-name="Standard"><text:soft-page-break/><draw:frame draw:style-name="fr1" draw:name="graphics3" text:anchor-type="as-char" svg:width="7.198in" svg:height="6.198in" draw:z-index="2"><draw:image xlink:href="https://s-media-cache-ak0.pinimg.com/originals/d3/8b/47/d38b47eedba1974b67d5e7db4edea865.jpg" xlink:type="simple" xlink:show="embed" xlink:actuate="onLoad"/></draw:frame></text:p>
      <text:p text:style-name="Standard"><text:a xlink:type="simple" xlink:href="http://www.pinterest.com/pin/337558934540188095/">http://www.pinterest.com/pin/337558934540188095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graphics4" text:anchor-type="as-char" svg:width="2in" svg:height="3.3335in" draw:z-index="3"><draw:image xlink:href="http://media-cache-ak0.pinimg.com/736x/fe/98/2b/fe982b2b3e76b9990b9a15e119c26959.jpg" xlink:type="simple" xlink:show="embed" xlink:actuate="onLoad"/></draw:frame></text:p>
      <text:p text:style-name="Standard"/>
      <text:p text:style-name="Standard"><text:a xlink:type="simple" xlink:href="http://www.pinterest.com/pin/337558934540183270/">http://www.pinterest.com/pin/337558934540183270/</text:a></text:p>
      <text:p text:style-name="Standard"/>
      <text:p text:style-name="Standard"><draw:frame draw:style-name="fr1" draw:name="graphics5" text:anchor-type="as-char" svg:width="5.3382in" svg:height="4.5583in" draw:z-index="4"><draw:image xlink:href="http://media-cache-ec0.pinimg.com/736x/45/45/14/454514cc2487fa205eca30cf17c3e8c5.jpg" xlink:type="simple" xlink:show="embed" xlink:actuate="onLoad"/></draw:frame></text:p>
      <text:p text:style-name="Standard"/>
      <text:p text:style-name="Standard"><text:a xlink:type="simple" xlink:href="http://www.pinterest.com/pin/337558934540183266/">http://www.pinterest.com/pin/337558934540183266/</text:a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6" text:anchor-type="as-char" svg:width="5.172in" svg:height="3.8047in" draw:z-index="5"><draw:image xlink:href="http://media-cache-ak0.pinimg.com/236x/b7/fc/08/b7fc086d32e70dffe7c903aaa0242e2a.jpg" xlink:type="simple" xlink:show="embed" xlink:actuate="onLoad"/></draw:frame></text:p>
      <text:p text:style-name="Standard"/>
      <text:p text:style-name="Standard"><text:a xlink:type="simple" xlink:href="http://media-cache-ak0.pinimg.com/236x/b7/fc/08/b7fc086d32e70dffe7c903aaa0242e2a.jpg">http://media-cache-ak0.pinimg.com/236x/b7/fc/08/b7fc086d32e70dffe7c903aaa0242e2a.jpg</text:a></text:p>
      <text:p text:style-name="Standard"/>
      <text:p text:style-name="Standard"><text:soft-page-break/><draw:frame draw:style-name="fr1" draw:name="graphics7" text:anchor-type="as-char" svg:width="6.2028in" svg:height="8.4819in" draw:z-index="6"><draw:image xlink:href="http://media-cache-ec0.pinimg.com/736x/0d/25/61/0d25617a6a5b719f8b9e362244c37f35.jpg" xlink:type="simple" xlink:show="embed" xlink:actuate="onLoad"/></draw:frame></text:p>
      <text:p text:style-name="Standard"/>
      <text:p text:style-name="Standard"><text:a xlink:type="simple" xlink:href="http://www.pinterest.com/pin/11751649003401503/">http://www.pinterest.com/pin/11751649003401503/</text:a></text:p>
      <text:p text:style-name="Standard"/>
      <text:p text:style-name="Standard"/>
      <text:p text:style-name="Standard"><text:soft-page-break/><draw:frame draw:style-name="fr2" draw:name="graphics8" text:anchor-type="as-char" svg:width="4.1665in" svg:height="2.5in" draw:z-index="7"><draw:image xlink:href="http://1.bp.blogspot.com/-ua-jod6uJjU/UNB3qfk4UII/AAAAAAAAC54/dUxhZZ6UR-s/s1600/needles.jpg" xlink:type="simple" xlink:show="embed" xlink:actuate="onLoad"/></draw:frame><text:bookmark text:name="irc_mi"/></text:p>
      <text:p text:style-name="Standard"/>
      <text:p text:style-name="Standard"/>
      <text:p text:style-name="Standard"><text:a xlink:type="simple" xlink:href="http://1.bp.blogspot.com/-ua-jod6uJjU/UNB3qfk4UII/AAAAAAAAC54/dUxhZZ6UR-s/s1600/needles.jpg">http://1.bp.blogspot.com/-ua-jod6uJjU/UNB3qfk4UII/AAAAAAAAC54/dUxhZZ6UR-s/s1600/needles.jpg</text:a></text:p>
      <text:p text:style-name="Standard"/>
      <text:p text:style-name="Standard"><text:soft-page-break/><draw:frame draw:style-name="fr3" draw:name="graphics9" text:anchor-type="as-char" svg:width="5.698in" svg:height="5.4689in" draw:z-index="8"><draw:image xlink:href="http://baileymarieandme.weebly.com/uploads/2/4/8/5/24852402/8498579_orig.jpg" xlink:type="simple" xlink:show="embed" xlink:actuate="onLoad"/></draw:frame><text:bookmark text:name="irc_mi1"/></text:p>
      <text:p text:style-name="Standard"/>
      <text:p text:style-name="Standard"><text:a xlink:type="simple" xlink:href="http://baileymarieandme.weebly.com/uploads/2/4/8/5/24852402/8498579_orig.jpg">http://baileymarieandme.weebly.com/uploads/2/4/8/5/24852402/8498579_orig.jpg</text:a></text:p>
      <text:p text:style-name="Standard"/>
      <text:p text:style-name="Standard"><text:soft-page-break/><draw:frame draw:style-name="fr1" draw:name="graphics10" text:anchor-type="as-char" svg:width="5in" svg:height="5in" draw:z-index="9"><draw:image xlink:href="http://www.sassyquilter.com/wp-content/uploads/2013/05/IMG_0749.jpg" xlink:type="simple" xlink:show="embed" xlink:actuate="onLoad"/></draw:frame></text:p>
      <text:p text:style-name="Standard"/>
      <text:p text:style-name="Standard"><text:a xlink:type="simple" xlink:href="http://www.sassyquilter.com/helpful-charts/">http://www.sassyquilter.com/helpful-charts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11" text:anchor-type="as-char" svg:width="5.75in" svg:height="7.9898in" draw:z-index="10"><draw:image xlink:href="http://1.bp.blogspot.com/-wOkcj0F8MwA/TWVlGvFSm1I/AAAAAAAABOw/82F5k3TRP5w/s1600/quilt-back-yardage.jpg" xlink:type="simple" xlink:show="embed" xlink:actuate="onLoad"/></draw:frame> </text:p>
      <text:p text:style-name="P1"><text:a xlink:type="simple" xlink:href="http://1.bp.blogspot.com/-wOkcj0F8MwA/TWVlGvFSm1I/AAAAAAAABOw/82F5k3TRP5w/s1600/quilt-back-yardage.jpg">http://1.bp.blogspot.com/-wOkcj0F8MwA/TWVlGvFSm1I/AAAAAAAABOw/82F5k3TRP5w/s1600/quilt-back-yardage.jpg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21:29</meta:creation-date>
    <dc:date>2014-11-19T19:55:16.715000000</dc:date>
    <meta:editing-duration>PT13M40S</meta:editing-duration>
    <meta:editing-cycles>6</meta:editing-cycles>
    <meta:generator>LibreOffice/4.1.1.2$Windows_x86 LibreOffice_project/7e4286b58adc75a14f6d83f53a03b6c11fa2903</meta:generator>
    <meta:document-statistic meta:table-count="0" meta:image-count="11" meta:object-count="0" meta:page-count="10" meta:paragraph-count="22" meta:word-count="11" meta:character-count="684" meta:non-whitespace-character-count="683"/>
  </office:meta>
</office:document-meta>
</file>